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style:text-properties style:font-name="Liberation Sans" fo:font-size="12pt"/>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5" style:family="paragraph" style:parent-style-name="Text_20_body">
      <style:paragraph-properties fo:margin-top="0cm" fo:margin-bottom="0cm" loext:contextual-spacing="false" fo:line-height="150%" fo:text-align="start" style:justify-single-word="false" fo:break-before="page"/>
    </style:style>
    <style:style style:name="P6"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7" style:family="paragraph" style:parent-style-name="Text_20_body">
      <style:paragraph-properties fo:margin-left="0.499cm" fo:margin-right="0cm" fo:margin-top="0cm" fo:margin-bottom="0cm" loext:contextual-spacing="false" fo:line-height="100%" fo:text-indent="0cm" style:auto-text-indent="false"/>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1191_1052241590"/><text:span text:style-name="T1">#329</text:span><text:bookmark-end text:name="__RefHeading___Toc1191_1052241590"/></text:h>
        <text:p text:style-name="P3"/>
        <text:p text:style-name="P4">A inteligência nas coisas divinas vem por meio da consciência, não do intelecto.</text:p>
        <text:p text:style-name="P3"/>
        <text:h text:style-name="P1" text:outline-level="2"><text:bookmark-start text:name="__RefHeading___Toc1193_1052241590"/><text:a xlink:type="simple" xlink:href="http://bibliaonline.com.br/acf/2co/1" text:style-name="Internet_20_link" text:visited-style-name="Visited_20_Internet_20_Link"><text:span text:style-name="T1">2 CORÍNTIOS 1</text:span></text:a><text:bookmark-end text:name="__RefHeading___Toc1193_1052241590"/></text:h>
        <text:p text:style-name="P3"/>
        <text:p text:style-name="P4">Existe uma palavra que provavelmente descreveria este livro - "consolo". Paulo havia escrito de maneira enérgica em sua primeira carta a esta assembléia. Agora ele ouviu dizer que sua carta tivera um bom efeito sobre eles, de modo que escreve sua segunda carta.</text:p>
        <text:p text:style-name="P3"/>
        <text:p text:style-name="P3"><text:a xlink:type="simple" xlink:href="http://bibliaonline.com.br/acf/2co/1/3-4" text:style-name="Internet_20_link" text:visited-style-name="Visited_20_Internet_20_Link"><text:span text:style-name="T1">2 Co 1:3-4</text:span></text:a><text:span text:style-name="T1"> Não há consolo como aquele que vem do próprio Deus, e o próprio Paulo havia sentido em si mesmo a maravilha que é isso. E agora ele pode consolar outros. Não temamos as provações - mas voltemo-nos ao Senhor para aprender a lição e para o consolo que resulta das provações. E então estaremos melhor capacitados a encorajar outros que estejam passando por provações.</text:span></text:p>
        <text:p text:style-name="P3"/>
        <text:p text:style-name="P3"><text:a xlink:type="simple" xlink:href="http://bibliaonline.com.br/acf/2co/1/11" text:style-name="Internet_20_link" text:visited-style-name="Visited_20_Internet_20_Link"><text:span text:style-name="T1">2 Co 1:11</text:span></text:a><text:span text:style-name="T1"> É bom ajudar a obra do Senhor por meio da oração. Quando as almas são salvas, podemos sentir que fazemos parte da obra.</text:span></text:p>
        <text:p text:style-name="P3"/>
        <text:p text:style-name="P3"><text:a xlink:type="simple" xlink:href="http://bibliaonline.com.br/acf/2co/1/14-19" text:style-name="Internet_20_link" text:visited-style-name="Visited_20_Internet_20_Link"><text:span text:style-name="T1">2 Co 1:14-19</text:span></text:a><text:span text:style-name="T1"> Paulo queria visitá-los e por não ter ido até lá, eles o acusavam de haver mudado de idéia.</text:span></text:p>
        <text:p text:style-name="P3"/>
        <text:p text:style-name="P3"><text:a xlink:type="simple" xlink:href="http://bibliaonline.com.br/acf/2co/1/20" text:style-name="Internet_20_link" text:visited-style-name="Visited_20_Internet_20_Link"><text:span text:style-name="T1">2 Co 1:20</text:span></text:a><text:span text:style-name="T1"> Deus sempre mantém Suas promessas! Paulo está dizendo que quando ele dizia "sim", queria dizer "sim", "sim" (certamente) e "amém" significam "que seja feito".</text:span></text:p>
        <text:p text:style-name="P3"/>
        <text:p text:style-name="P3"><text:a xlink:type="simple" xlink:href="http://bibliaonline.com.br/acf/2co/1/21-22" text:style-name="Internet_20_link" text:visited-style-name="Visited_20_Internet_20_Link"><text:span text:style-name="T1">2 Co 1:21-22</text:span></text:a><text:span text:style-name="T1"> O Espírito Santo de Deus é dado a cada crente com 3 objetivos principais (1) "ungidos", para sermos capazes de entender a verdade. (2) "selados", para termos certeza de que estamos eternamente salvos. (3) "penhor", por termos o Espírito Santo já morando em nosso corpo, temos a garantia de que cada um de nós é um filho de Deus.</text:span></text:p>
        <text:p text:style-name="P3"/>
        <text:h text:style-name="P2" text:outline-level="2"><text:bookmark-start text:name="__RefHeading___Toc1195_1052241590"/>#330<text:bookmark-end text:name="__RefHeading___Toc1195_1052241590"/></text:h>
        <text:p text:style-name="P3"/>
        <text:p text:style-name="P4"><text:soft-page-break/>Meu desejo deveria ser nem tanto conhecer a Sua vontade, mas andar com Deus.</text:p>
        <text:p text:style-name="P3"/>
        <text:h text:style-name="P1" text:outline-level="2"><text:bookmark-start text:name="__RefHeading___Toc1197_1052241590"/><text:a xlink:type="simple" xlink:href="http://bibliaonline.com.br/acf/2co/2" text:style-name="Internet_20_link" text:visited-style-name="Visited_20_Internet_20_Link"><text:span text:style-name="T1">2 CORÍNTIOS 2</text:span></text:a><text:bookmark-end text:name="__RefHeading___Toc1197_1052241590"/></text:h>
        <text:p text:style-name="P3"/>
        <text:p text:style-name="P3"><text:a xlink:type="simple" xlink:href="http://bibliaonline.com.br/acf/2co/2/1-5" text:style-name="Internet_20_link" text:visited-style-name="Visited_20_Internet_20_Link"><text:span text:style-name="T1">2 Co 2:1-5</text:span></text:a><text:span text:style-name="T1"> Paulo expõe claramente seu grande coração de amor para esses Coríntios. Era porque ele os amava que escreve de modo tão claro a eles. Ele também sentia a tristeza. Mas também sentia gozo!</text:span></text:p>
        <text:p text:style-name="P3"/>
        <text:p text:style-name="P3"><text:a xlink:type="simple" xlink:href="http://bibliaonline.com.br/acf/2co/2/7-8" text:style-name="Internet_20_link" text:visited-style-name="Visited_20_Internet_20_Link"><text:span text:style-name="T1">2 Co 2:7-8</text:span></text:a><text:span text:style-name="T1"> O culpado, de quem Paulo havia falado na primeira epístola, </text:span><text:a xlink:type="simple" xlink:href="https://www.bibliaonline.com.br/acf/1co/5" text:style-name="Internet_20_link" text:visited-style-name="Visited_20_Internet_20_Link"><text:span text:style-name="T1">capítulo 5</text:span></text:a><text:span text:style-name="T1">, agora estava arrependido, portanto Paulo lhes diz para lhe demonstrar amor e para recebê-lo de volta no meio deles.</text:span></text:p>
        <text:p text:style-name="P3"/>
        <text:p text:style-name="P3"><text:a xlink:type="simple" xlink:href="http://bibliaonline.com.br/acf/2co/2/11" text:style-name="Internet_20_link" text:visited-style-name="Visited_20_Internet_20_Link"><text:span text:style-name="T1">2 Co 2:11</text:span></text:a><text:span text:style-name="T1"> Existem duas "armadilhas" especiais de Satanás. Um desses perigos é quando um crente continua a seguir em seu pecado pessoal e a assembléia à qual freqüenta não o coloca fora da comunhão com eles; o outro é quando falhamos em perdoar quando existe arrependimento genuíno.</text:span></text:p>
        <text:p text:style-name="P3"/>
        <text:p text:style-name="P3"><text:a xlink:type="simple" xlink:href="http://bibliaonline.com.br/acf/2co/2/15-16" text:style-name="Internet_20_link" text:visited-style-name="Visited_20_Internet_20_Link"><text:span text:style-name="T1">2 Co 2:15-16</text:span></text:a><text:span text:style-name="T1"> Onde quer que Cristo seja pregado, trata-se de "cheiro suave" para Deus. Deus se agrada em escutar o evangelho, e em ouvir de Seu Filho amado sendo apresentado como Salvador. Se a mensagem é aceita, há gozo na presença dos anjos de Deus.</text:span></text:p>
        <text:p text:style-name="P3"/>
        <text:h text:style-name="P2" text:outline-level="2"><text:bookmark-start text:name="__RefHeading___Toc1199_1052241590"/>#331<text:bookmark-end text:name="__RefHeading___Toc1199_1052241590"/></text:h>
        <text:p text:style-name="P3"/>
        <text:p text:style-name="P4">A sabedoria de Deus nos conduz no caminho da vontade de Deus.</text:p>
        <text:p text:style-name="P3"/>
        <text:h text:style-name="P1" text:outline-level="2"><text:bookmark-start text:name="__RefHeading___Toc1201_1052241590"/><text:a xlink:type="simple" xlink:href="http://bibliaonline.com.br/acf/2co/3" text:style-name="Internet_20_link" text:visited-style-name="Visited_20_Internet_20_Link"><text:span text:style-name="T1">2 CORÍNTIOS 3</text:span></text:a><text:bookmark-end text:name="__RefHeading___Toc1201_1052241590"/></text:h>
        <text:p text:style-name="P3"/>
        <text:p text:style-name="P3"><text:a xlink:type="simple" xlink:href="http://bibliaonline.com.br/acf/2co/3/1" text:style-name="Internet_20_link" text:visited-style-name="Visited_20_Internet_20_Link"><text:span text:style-name="T1">2 Co 3:1</text:span></text:a><text:span text:style-name="T1"> Se uma pessoa estivesse reunida ao precioso Nome do Senhor em uma cidade, ela estava em uma mesma comunhão com aqueles que estivessem também reunidos ao precioso Nome do Senhor em qualquer outra cidade. E deste modo quando esses crentes viajavam de um lugar para outro, levavam com eles uma carta que os apresentaria àqueles crentes que estivessem em outras cidades. Cada assembléia não era </text:span><text:soft-page-break/><text:span text:style-name="T1">independente das outras. Lemos em Ef </text:span><text:a xlink:type="simple" xlink:href="http://bibliaonline.com.br/acf/ef/4/3" text:style-name="Internet_20_link" text:visited-style-name="Visited_20_Internet_20_Link"><text:span text:style-name="T1">4:3</text:span></text:a><text:span text:style-name="T1">, "procurando guardar a unidade do Espírito", e esta é uma forma pela qual eles seguiam esta instrução. A Bíblia nunca fala de denominações, mas de um só corpo.</text:span></text:p>
        <text:p text:style-name="P3"/>
        <text:p text:style-name="P3"><text:a xlink:type="simple" xlink:href="http://bibliaonline.com.br/acf/2co/3/6" text:style-name="Internet_20_link" text:visited-style-name="Visited_20_Internet_20_Link"><text:span text:style-name="T1">2 Co 3:6</text:span></text:a><text:span text:style-name="T1"> A "letra" é a lei que foi dada por Moisés, e o "espírito" é como a maravilhosa mensagem de graça vinda de Deus, dada por Seu Espírito.</text:span></text:p>
        <text:p text:style-name="P3"/>
        <text:p text:style-name="P3"><text:a xlink:type="simple" xlink:href="http://bibliaonline.com.br/acf/2co/3/11" text:style-name="Internet_20_link" text:visited-style-name="Visited_20_Internet_20_Link"><text:span text:style-name="T1">2 Co 3:11</text:span></text:a><text:span text:style-name="T1"> A lei que foi dada por Moisés era gloriosa, mas foi "transitória". Mas aquilo que é a mensagem de Deus dada por Seu Espírito "permanece".</text:span></text:p>
        <text:p text:style-name="P3"/>
        <text:p text:style-name="P3"><text:a xlink:type="simple" xlink:href="http://bibliaonline.com.br/acf/2co/3/18" text:style-name="Internet_20_link" text:visited-style-name="Visited_20_Internet_20_Link"><text:span text:style-name="T1">2 Co 3:18</text:span></text:a><text:span text:style-name="T1"> É na medida que o Senhor estiver controlando minha vida que vou me tornar mais semelhante a Ele. Um pensamento sério!</text:span></text:p>
        <text:p text:style-name="P3"/>
        <text:h text:style-name="P2" text:outline-level="2"><text:bookmark-start text:name="__RefHeading___Toc1203_1052241590"/>#332<text:bookmark-end text:name="__RefHeading___Toc1203_1052241590"/></text:h>
        <text:p text:style-name="P3"/>
        <text:p text:style-name="P4">Enquanto as coisas em nossa vida permanecerem sem julgamento e sem correção, haverá incerteza em nossa vida.</text:p>
        <text:p text:style-name="P3"/>
        <text:h text:style-name="P1" text:outline-level="2"><text:bookmark-start text:name="__RefHeading___Toc1205_1052241590"/><text:a xlink:type="simple" xlink:href="http://bibliaonline.com.br/acf/2co/4" text:style-name="Internet_20_link" text:visited-style-name="Visited_20_Internet_20_Link"><text:span text:style-name="T1">2 CORÍNTIOS 4</text:span></text:a><text:bookmark-end text:name="__RefHeading___Toc1205_1052241590"/></text:h>
        <text:p text:style-name="P3"/>
        <text:p text:style-name="P3"><text:a xlink:type="simple" xlink:href="http://bibliaonline.com.br/acf/2co/4/3-4" text:style-name="Internet_20_link" text:visited-style-name="Visited_20_Internet_20_Link"><text:span text:style-name="T1">2 Co 4:3-4</text:span></text:a><text:span text:style-name="T1"> O evangelho não estava escondido não por não ser pregado, mas porque as pessoas não queriam aceitá-lo.</text:span></text:p>
        <text:p text:style-name="P3"/>
        <text:p text:style-name="P3"><text:a xlink:type="simple" xlink:href="http://bibliaonline.com.br/acf/2co/4/7" text:style-name="Internet_20_link" text:visited-style-name="Visited_20_Internet_20_Link"><text:span text:style-name="T1">2 Co 4:7</text:span></text:a><text:span text:style-name="T1"> O Espírito de Deus está no crente (o tesouro), mas continuamos em nosso corpo terreno (vasos de barro).</text:span></text:p>
        <text:p text:style-name="P3"/>
        <text:p text:style-name="P3"><text:a xlink:type="simple" xlink:href="http://bibliaonline.com.br/acf/2co/4/10" text:style-name="Internet_20_link" text:visited-style-name="Visited_20_Internet_20_Link"><text:span text:style-name="T1">2 Co 4:10</text:span></text:a><text:span text:style-name="T1"> Paulo queria ser nada para que Cristo pudesse ser visto em sua vida.</text:span></text:p>
        <text:p text:style-name="P3"/>
        <text:p text:style-name="P3"><text:a xlink:type="simple" xlink:href="http://bibliaonline.com.br/acf/2co/4/11" text:style-name="Internet_20_link" text:visited-style-name="Visited_20_Internet_20_Link"><text:span text:style-name="T1">2 Co 4:11</text:span></text:a><text:span text:style-name="T1"> Se não estivermos desejosos de sermos nada, o Senhor saberá como quebrar-nos. Pois não existe nada tão importante em nossa vida quanto mostrar nosso Senhor Jesus em um mundo de trevas.</text:span></text:p>
        <text:p text:style-name="P3"/>
        <text:p text:style-name="P3"><text:a xlink:type="simple" xlink:href="http://bibliaonline.com.br/acf/2co/4/17" text:style-name="Internet_20_link" text:visited-style-name="Visited_20_Internet_20_Link"><text:span text:style-name="T1">2 Co 4:17</text:span></text:a><text:span text:style-name="T1"> Paulo chama todo o seu sofrimento para o Senhor (veja o capítulo </text:span><text:a xlink:type="simple" xlink:href="https://www.bibliaonline.com.br/acf/2co/11/23-27" text:style-name="Internet_20_link" text:visited-style-name="Visited_20_Internet_20_Link"><text:span text:style-name="T1">11:23-27</text:span></text:a><text:span text:style-name="T1">) de </text:span><text:soft-page-break/><text:span text:style-name="T1">"leve tribulação"! Ele olha adiante para o "peso de glória". Podemos sofrer por nosso Senhor ao longo do caminho, há uma eternidade de glória à nossa frente.</text:span></text:p>
        <text:p text:style-name="P3"/>
        <text:p text:style-name="P3"><text:a xlink:type="simple" xlink:href="http://bibliaonline.com.br/acf/2co/4/18" text:style-name="Internet_20_link" text:visited-style-name="Visited_20_Internet_20_Link"><text:span text:style-name="T1">2 Co 4:18</text:span></text:a><text:span text:style-name="T1"> Tudo que é visto é "temporal" - logo passará. Mas nossas bênçãos espirituais em Cristo não são vistas, pois são celestiais e eternas.</text:span></text:p>
        <text:p text:style-name="P3"/>
        <text:h text:style-name="P2" text:outline-level="2"><text:bookmark-start text:name="__RefHeading___Toc1207_1052241590"/>#333<text:bookmark-end text:name="__RefHeading___Toc1207_1052241590"/></text:h>
        <text:p text:style-name="P3"/>
        <text:p text:style-name="P4">Somente a minha vontade me impede de conhecer a vontade de Deus.</text:p>
        <text:p text:style-name="P3"/>
        <text:h text:style-name="P1" text:outline-level="2"><text:bookmark-start text:name="__RefHeading___Toc1209_1052241590"/><text:a xlink:type="simple" xlink:href="http://bibliaonline.com.br/acf/2co/5" text:style-name="Internet_20_link" text:visited-style-name="Visited_20_Internet_20_Link"><text:span text:style-name="T1">2 CORÍNTIOS 5</text:span></text:a><text:bookmark-end text:name="__RefHeading___Toc1209_1052241590"/></text:h>
        <text:p text:style-name="P3"/>
        <text:p text:style-name="P3"><text:a xlink:type="simple" xlink:href="http://bibliaonline.com.br/acf/2co/5/1" text:style-name="Internet_20_link" text:visited-style-name="Visited_20_Internet_20_Link"><text:span text:style-name="T1">2 Co 5:1</text:span></text:a><text:span text:style-name="T1"> Sabemos que quando deixarmos este mundo teremos uma casa não feita por mãos, mas eterna nos céus. Se o crente morre, sua casa terrena (corpo) será mais tarde transformado em um corpo adequado ao céu. Repare nas 3 condições mencionadas aqui nestes 4 primeiros versículos. </text:span></text:p>
        <text:p text:style-name="P3"/>
        <text:p text:style-name="P4">"Despido" - a condição de um crente que morreu e está com Cristo, mas que ainda não recebeu seu corpo glorificado. </text:p>
        <text:p text:style-name="P3"/>
        <text:p text:style-name="P4">"Nu" - a condição de um perdido que não tem as vestes da justiça, e permanece culpado e nu diante de Deus.</text:p>
        <text:p text:style-name="P3"/>
        <text:p text:style-name="P4">"Revestido" - essa gloriosa condição quando todos os redimidos do Senhor terão seus novos corpos. Isso acontecerá no momento em que o Senhor vier nos ares para nos levar para o céu.</text:p>
        <text:p text:style-name="P3"/>
        <text:p text:style-name="P3"><text:a xlink:type="simple" xlink:href="http://bibliaonline.com.br/acf/2co/5/6-8" text:style-name="Internet_20_link" text:visited-style-name="Visited_20_Internet_20_Link"><text:span text:style-name="T1">2 Co 5:6-8</text:span></text:a><text:span text:style-name="T1"> Paulo está sempre perfeitamente confiante, e não somente Paulo, pois ele diz, "estamos...".</text:span></text:p>
        <text:p text:style-name="P3"/>
        <text:p text:style-name="P3"><text:a xlink:type="simple" xlink:href="http://bibliaonline.com.br/acf/2co/5/9" text:style-name="Internet_20_link" text:visited-style-name="Visited_20_Internet_20_Link"><text:span text:style-name="T1">2 Co 5:9</text:span></text:a><text:span text:style-name="T1"> Por causa desta confiança devemos amar agradar ao Senhor.</text:span></text:p>
        <text:p text:style-name="P3"/>
        <text:p text:style-name="P3"><text:a xlink:type="simple" xlink:href="http://bibliaonline.com.br/acf/2co/5/10" text:style-name="Internet_20_link" text:visited-style-name="Visited_20_Internet_20_Link"><text:span text:style-name="T1">2 Co 5:10</text:span></text:a><text:span text:style-name="T1"> Todo crente em nosso Senhor Jesus, terá sua vida revista - e irá descobrir que </text:span><text:soft-page-break/><text:span text:style-name="T1">tudo o que foi feito para nosso Senhor em obediência à Sua Palavra será recompensado.</text:span></text:p>
        <text:p text:style-name="P3"/>
        <text:p text:style-name="P3"><text:a xlink:type="simple" xlink:href="http://bibliaonline.com.br/acf/2co/5/20" text:style-name="Internet_20_link" text:visited-style-name="Visited_20_Internet_20_Link"><text:span text:style-name="T1">2 Co 5:20</text:span></text:a><text:span text:style-name="T1"> Podemos ser como embaixadores que representam nosso Senhor neste mundo culpado (somente os Apóstolos eram realmente "embaixadores").</text:span></text:p>
        <text:p text:style-name="P3"/>
        <text:h text:style-name="P2" text:outline-level="2"><text:bookmark-start text:name="__RefHeading___Toc1211_1052241590"/>#334<text:bookmark-end text:name="__RefHeading___Toc1211_1052241590"/></text:h>
        <text:p text:style-name="P3"/>
        <text:p text:style-name="P4">Se estivermos andando humildemente, Deus nos guiará.</text:p>
        <text:p text:style-name="P3"/>
        <text:h text:style-name="P1" text:outline-level="2"><text:bookmark-start text:name="__RefHeading___Toc1213_1052241590"/><text:a xlink:type="simple" xlink:href="http://bibliaonline.com.br/acf/2co/6" text:style-name="Internet_20_link" text:visited-style-name="Visited_20_Internet_20_Link"><text:span text:style-name="T1">2 CORÍNTIOS 6</text:span></text:a><text:bookmark-end text:name="__RefHeading___Toc1213_1052241590"/></text:h>
        <text:p text:style-name="P3"/>
        <text:p text:style-name="P3"><text:a xlink:type="simple" xlink:href="http://bibliaonline.com.br/acf/2co/6/1-10" text:style-name="Internet_20_link" text:visited-style-name="Visited_20_Internet_20_Link"><text:span text:style-name="T1">2 Co 6:1-10</text:span></text:a><text:span text:style-name="T1"> O serviço fiel a nosso Senhor não irá receber honra aqui. Paulo, enquanto estava vivo e ensinava a Palavra de Deus, sofreu muito. E isto é verdade até hoje. Se você quiser ser sincero para com o Senhor Jesus - quiser confessar Seu nome - quiser estar reunido ao Seu Nome de coração - a seguir Sua Palavra, você não vai ser popular. Paulo alegremente continuava a servir o Senhor; ele nos encoraja a fazermos o mesmo hoje.</text:span></text:p>
        <text:p text:style-name="P3"/>
        <text:p text:style-name="P3"><text:a xlink:type="simple" xlink:href="http://bibliaonline.com.br/acf/2co/6/14-17" text:style-name="Internet_20_link" text:visited-style-name="Visited_20_Internet_20_Link"><text:span text:style-name="T1">2 Co 6:14-17</text:span></text:a><text:span text:style-name="T1"> Somos instruídos a não estarmos em jugo desigual (unidos) a incrédulos. Nem no casamento e nem de qualquer outra maneira, nos devemos estar neste jugo desigual. Muitos crentes estão ficando descuidados a este respeito. A Palavra de Deus não pode ser desprezada sem que venha a nos custar algo mais tarde. Ele chama a Si próprio de Deus Todo Poderoso, pois Ele é maior que qualquer um que queira perseguir o crente. E Ele promete fielmente que será um Pai para com os Seus. Sejamos filhos obedientes e seremos cheios de coragem. Quando nos falta coragem é porque somos desobedientes.</text:span></text:p>
        <text:p text:style-name="P3"/>
        <text:h text:style-name="P2" text:outline-level="2"><text:bookmark-start text:name="__RefHeading___Toc1215_1052241590"/>#335<text:bookmark-end text:name="__RefHeading___Toc1215_1052241590"/></text:h>
        <text:p text:style-name="P3"/>
        <text:p text:style-name="P4">O entendimento é a comunhão consciente com os pensamentos de Deus acerca de um assunto.</text:p>
        <text:p text:style-name="P3"/>
        <text:h text:style-name="P1" text:outline-level="2"><text:bookmark-start text:name="__RefHeading___Toc1217_1052241590"/><text:soft-page-break/><text:a xlink:type="simple" xlink:href="http://bibliaonline.com.br/acf/2co/7" text:style-name="Internet_20_link" text:visited-style-name="Visited_20_Internet_20_Link"><text:span text:style-name="T1">2 CORÍNTIOS 7</text:span></text:a><text:bookmark-end text:name="__RefHeading___Toc1217_1052241590"/></text:h>
        <text:p text:style-name="P3"/>
        <text:p text:style-name="P4">Somos instruídos a nos livrarmos de tudo aquilo que venha a desonrar o Senhor. "Imundícia da carne" - sem dúvida existem maus hábitos que não estariam agradando o Senhor, os quais alegremente abandonaríamos para não entristecê-Lo. E a "imundícia do espírito" serviria para nos lembrar do jugo desigual contra o qual acabamos de ser lembrados.</text:p>
        <text:p text:style-name="P3"/>
        <text:p text:style-name="P3"><text:a xlink:type="simple" xlink:href="http://bibliaonline.com.br/acf/2co/7/6-7" text:style-name="Internet_20_link" text:visited-style-name="Visited_20_Internet_20_Link"><text:span text:style-name="T1">2 Co 7:6-7</text:span></text:a><text:span text:style-name="T1"> Tito trouxe a Paulo as boas novas que ele esperava, que os Coríntios haviam recebido e agido conforme a mensagem da primeira carta.</text:span></text:p>
        <text:p text:style-name="P3"/>
        <text:p text:style-name="P3"><text:a xlink:type="simple" xlink:href="http://bibliaonline.com.br/acf/2co/7/11" text:style-name="Internet_20_link" text:visited-style-name="Visited_20_Internet_20_Link"><text:span text:style-name="T1">2 Co 7:11</text:span></text:a><text:span text:style-name="T1"> Os Coríntios havia se arrependido e lamentado sua falta de cuidado em permitir o mal na assembléia. Na verdade, a assembléia devia ser culpada pela condição descrita em </text:span><text:a xlink:type="simple" xlink:href="http://bibliaonline.com.br/acf/1co/5/" text:style-name="Internet_20_link" text:visited-style-name="Visited_20_Internet_20_Link"><text:span text:style-name="T1">1 Co 5</text:span></text:a><text:span text:style-name="T1">. Leia o </text:span><text:a xlink:type="simple" xlink:href="http://bibliaonline.com.br/acf/2co/7/2" text:style-name="Internet_20_link" text:visited-style-name="Visited_20_Internet_20_Link"><text:span text:style-name="T1">vers. 2</text:span></text:a><text:span text:style-name="T1">. Mas demorou um bom tempo para a assembléia entender isto. Assim havia na verdade dois males. O mal moral no homem, o mal religioso na assembléia. Portanto é bom ver (neste versículo) que tudo tinha um efeito corretivo sobre a assembléia.</text:span></text:p>
        <text:p text:style-name="P3"/>
        <text:p text:style-name="P3"><text:a xlink:type="simple" xlink:href="http://bibliaonline.com.br/acf/2co/7/15" text:style-name="Internet_20_link" text:visited-style-name="Visited_20_Internet_20_Link"><text:span text:style-name="T1">2 Co 7:15</text:span></text:a><text:span text:style-name="T1"> Os Coríntios não estavam com medo de Tito, mas tinham um saudável respeito pela Palavra de Deus trazida por Paulo. Eles obedeciam a mensagem enviada pelo Senhor. Possamos também tremer diante da Palavra de Deus, o obedecê-la.</text:span></text:p>
        <text:p text:style-name="P3"/>
        <text:h text:style-name="P2" text:outline-level="2"><text:bookmark-start text:name="__RefHeading___Toc1219_1052241590"/>#336<text:bookmark-end text:name="__RefHeading___Toc1219_1052241590"/></text:h>
        <text:p text:style-name="P3"/>
        <text:p text:style-name="P4">O Senhor me está dizendo, "Conheço as tuas obras, tua ocupação é Me conhecer".</text:p>
        <text:p text:style-name="P3"/>
        <text:h text:style-name="P1" text:outline-level="2"><text:bookmark-start text:name="__RefHeading___Toc1221_1052241590"/><text:a xlink:type="simple" xlink:href="http://bibliaonline.com.br/acf/2co/8" text:style-name="Internet_20_link" text:visited-style-name="Visited_20_Internet_20_Link"><text:span text:style-name="T1">2 CORÍNTIOS 8</text:span></text:a><text:bookmark-end text:name="__RefHeading___Toc1221_1052241590"/></text:h>
        <text:p text:style-name="P3"/>
        <text:p text:style-name="P3"><text:a xlink:type="simple" xlink:href="http://bibliaonline.com.br/acf/2co/8/1-7" text:style-name="Internet_20_link" text:visited-style-name="Visited_20_Internet_20_Link"><text:span text:style-name="T1">2 Co 8:1-7</text:span></text:a><text:span text:style-name="T1"> Lindo exemplo de generosidade Cristã.</text:span></text:p>
        <text:p text:style-name="P3"/>
        <text:p text:style-name="P3"><text:a xlink:type="simple" xlink:href="http://bibliaonline.com.br/acf/2co/8/2" text:style-name="Internet_20_link" text:visited-style-name="Visited_20_Internet_20_Link"><text:span text:style-name="T1">2 Co 8:2</text:span></text:a><text:span text:style-name="T1"> Em meio à aflição e profunda pobreza eles davam tão generosamente. Mas aquilo produzia muito gozo!</text:span></text:p>
        <text:p text:style-name="P3"/>
        <text:p text:style-name="P3"><text:soft-page-break/><text:a xlink:type="simple" xlink:href="http://bibliaonline.com.br/acf/2co/8/5" text:style-name="Internet_20_link" text:visited-style-name="Visited_20_Internet_20_Link"><text:span text:style-name="T1">2 Co 8:5</text:span></text:a><text:span text:style-name="T1"> Eles primeiro deram a si mesmos ao Senhor, e então deram suas dádivas. O Senhor não quer o seu dinheiro ou suas dádivas tanto quanto Ele quer você antes de mais nada! E aí passa a ser seu privilégio ser generoso para com o necessitado, e Ele manterá um registro completo disso.</text:span></text:p>
        <text:p text:style-name="P3"/>
        <text:p text:style-name="P3"><text:a xlink:type="simple" xlink:href="http://bibliaonline.com.br/acf/2co/8/9" text:style-name="Internet_20_link" text:visited-style-name="Visited_20_Internet_20_Link"><text:span text:style-name="T1">2 Co 8:9</text:span></text:a><text:span text:style-name="T1"> O perfeito e maravilhoso padrão de se dar. O Senhor Jesus tornou-Se pobre - Ele deu tudo e então deu-Se a Si mesmo - para que pudéssemos ser ricos. Nunca podemos medir nossas riquezas, pois elas são espirituais e são para sempre. As coisas desta vida, logo deixaremos para trás.</text:span></text:p>
        <text:p text:style-name="P3"/>
        <text:p text:style-name="P3"><text:a xlink:type="simple" xlink:href="http://bibliaonline.com.br/acf/2co/8/12" text:style-name="Internet_20_link" text:visited-style-name="Visited_20_Internet_20_Link"><text:span text:style-name="T1">2 Co 8:12</text:span></text:a><text:span text:style-name="T1"> Deus sabe o que precisamos das coisas materiais e não exige 10 porcento (dízimo) de nós.</text:span></text:p>
        <text:p text:style-name="P3"/>
        <text:p text:style-name="P3"><text:a xlink:type="simple" xlink:href="http://bibliaonline.com.br/acf/2co/8/20" text:style-name="Internet_20_link" text:visited-style-name="Visited_20_Internet_20_Link"><text:span text:style-name="T1">2 Co 8:20</text:span></text:a><text:span text:style-name="T1"> Paulo agia de um modo que pudesse evitar quaisquer acusações de cobiça ou mexericos.</text:span></text:p>
        <text:p text:style-name="P3"/>
        <text:p text:style-name="P3"><text:a xlink:type="simple" xlink:href="http://bibliaonline.com.br/acf/2co/8/21" text:style-name="Internet_20_link" text:visited-style-name="Visited_20_Internet_20_Link"><text:span text:style-name="T1">2 Co 8:21</text:span></text:a><text:span text:style-name="T1"> Vamos agir sempre de modo totalmente honesto diante do Senhor e diante das pessoas. Nossas palavras cairão em ouvidos surdos se outros virem que não somos honestos.</text:span></text:p>
        <text:p text:style-name="P3"/>
        <text:h text:style-name="P2" text:outline-level="2"><text:bookmark-start text:name="__RefHeading___Toc1223_1052241590"/>#337<text:bookmark-end text:name="__RefHeading___Toc1223_1052241590"/></text:h>
        <text:p text:style-name="P3"/>
        <text:p text:style-name="P4">A alma não está completamente restaurada antes que aquilo que tem levado a essas falhas seja julgado no coração. Normalmente será descoberto que é por haver a alma deixado a comunhão com Deus e feito a sua própria vontade.</text:p>
        <text:p text:style-name="P3"/>
        <text:h text:style-name="P1" text:outline-level="2"><text:bookmark-start text:name="__RefHeading___Toc1225_1052241590"/><text:a xlink:type="simple" xlink:href="http://bibliaonline.com.br/acf/2co/9" text:style-name="Internet_20_link" text:visited-style-name="Visited_20_Internet_20_Link"><text:span text:style-name="T1">2 CORÍNTIOS 9</text:span></text:a><text:bookmark-end text:name="__RefHeading___Toc1225_1052241590"/></text:h>
        <text:p text:style-name="P3"/>
        <text:p text:style-name="P3"><text:a xlink:type="simple" xlink:href="http://bibliaonline.com.br/acf/2co/9/1-5" text:style-name="Internet_20_link" text:visited-style-name="Visited_20_Internet_20_Link"><text:span text:style-name="T1">2 Co 9:1-5</text:span></text:a><text:span text:style-name="T1"> Esses crentes eram bem generosos no que davam.</text:span></text:p>
        <text:p text:style-name="P3"/>
        <text:p text:style-name="P3"><text:a xlink:type="simple" xlink:href="http://bibliaonline.com.br/acf/2co/9/2" text:style-name="Internet_20_link" text:visited-style-name="Visited_20_Internet_20_Link"><text:span text:style-name="T1">2 Co 9:2</text:span></text:a><text:span text:style-name="T1"> Seu zelo havia encorajado muitos a também serem generosos.</text:span></text:p>
        <text:p text:style-name="P3"/>
        <text:p text:style-name="P3"><text:a xlink:type="simple" xlink:href="http://bibliaonline.com.br/acf/2co/9/6" text:style-name="Internet_20_link" text:visited-style-name="Visited_20_Internet_20_Link"><text:span text:style-name="T1">2 Co 9:6</text:span></text:a><text:span text:style-name="T1"> Estamos agora semeando ao usarmos com fidelidade aquilo que o Senhor nos </text:span><text:soft-page-break/><text:span text:style-name="T1">tem dado. E o tempo da colheita chegará quando o Senhor irá rever nossa vida e nos elogiará e recompensará por aquilo que foi feito ou dado a Ele.</text:span></text:p>
        <text:p text:style-name="P3"/>
        <text:p text:style-name="P3"><text:a xlink:type="simple" xlink:href="http://bibliaonline.com.br/acf/2co/9/7" text:style-name="Internet_20_link" text:visited-style-name="Visited_20_Internet_20_Link"><text:span text:style-name="T1">2 Co 9:7</text:span></text:a><text:span text:style-name="T1"> "Deus ama ao que dá com alegria". Quão bom receber uma dádiva de alguém que a deu alegremente por amar você!</text:span></text:p>
        <text:p text:style-name="P3"/>
        <text:p text:style-name="P3"><text:a xlink:type="simple" xlink:href="http://bibliaonline.com.br/acf/2co/9/11-12" text:style-name="Internet_20_link" text:visited-style-name="Visited_20_Internet_20_Link"><text:span text:style-name="T1">2 Co 9:11-12</text:span></text:a><text:span text:style-name="T1"> Esta generosidade trazia "ações de graças a Deus", o que é mencionado no final de cada versículo. Havia na realidade três benefícios; primeiro os Coríntios que davam tão generosamente iriam receber um galardão; segundo, aqueles que recebiam a dádiva seriam encorajados por ela; terceiro, o Senhor recebia o agradecimento!</text:span></text:p>
        <text:p text:style-name="P3"/>
        <text:p text:style-name="P3"><text:a xlink:type="simple" xlink:href="http://bibliaonline.com.br/acf/2co/9/15" text:style-name="Internet_20_link" text:visited-style-name="Visited_20_Internet_20_Link"><text:span text:style-name="T1">2 Co 9:15</text:span></text:a><text:span text:style-name="T1"> Um lembrete da mais maravilhosa e mais generosa dádiva de todas. Deus deu o Seu próprio Filho. Verdadeiramente um dom inefável.</text:span></text:p>
        <text:p text:style-name="P3"/>
        <text:h text:style-name="P2" text:outline-level="2"><text:bookmark-start text:name="__RefHeading___Toc1227_1052241590"/>#338<text:bookmark-end text:name="__RefHeading___Toc1227_1052241590"/></text:h>
        <text:p text:style-name="P3"/>
        <text:p text:style-name="P4">A presença de Deus dá um sentimento daquilo que o pecado é... então a alma reconhece que a vontade-própria tomou o lugar da comunhão com Deus.</text:p>
        <text:p text:style-name="P3"/>
        <text:h text:style-name="P1" text:outline-level="2"><text:bookmark-start text:name="__RefHeading___Toc1229_1052241590"/><text:a xlink:type="simple" xlink:href="http://bibliaonline.com.br/acf/2co/10" text:style-name="Internet_20_link" text:visited-style-name="Visited_20_Internet_20_Link"><text:span text:style-name="T1">2 CORÍNTIOS 10</text:span></text:a><text:bookmark-end text:name="__RefHeading___Toc1229_1052241590"/></text:h>
        <text:p text:style-name="P3"/>
        <text:p text:style-name="P3"><text:a xlink:type="simple" xlink:href="http://bibliaonline.com.br/acf/2co/10/1-2" text:style-name="Internet_20_link" text:visited-style-name="Visited_20_Internet_20_Link"><text:span text:style-name="T1">2 Co 10:1-2</text:span></text:a><text:span text:style-name="T1"> Alguns estavam dizendo que Paulo era "baixo" (ou humilde) quando estava com eles. É verdade que Paulo era dócil e gentio, pois ele era um seguidor do Senhor Jesus. Mas isso não significa que ele fazia vistas grossas para o pecado, ou que deixava passar despercebida a desobediência.</text:span></text:p>
        <text:p text:style-name="P3"/>
        <text:p text:style-name="P3"><text:a xlink:type="simple" xlink:href="http://bibliaonline.com.br/acf/2co/10/5" text:style-name="Internet_20_link" text:visited-style-name="Visited_20_Internet_20_Link"><text:span text:style-name="T1">2 Co 10:5</text:span></text:a><text:span text:style-name="T1"> O dócil e gentil apóstolo falando sobre a obediência à Palavra de Deus. Ele avisa com linguagem forte que nunca devemos permitir que nossos pensamentos ou raciocínios questionem a Palavra de Deus. Nos curvamos de boa vontade à Palavra e andamos e obediência a ela, como o próprio Cristo fez.</text:span></text:p>
        <text:p text:style-name="P3"/>
        <text:p text:style-name="P3"><text:a xlink:type="simple" xlink:href="http://bibliaonline.com.br/acf/2co/10/6" text:style-name="Internet_20_link" text:visited-style-name="Visited_20_Internet_20_Link"><text:span text:style-name="T1">2 Co 10:6</text:span></text:a><text:span text:style-name="T1"> A desobediência à Palavra de Deus nunca é tratada com leviandade. É completamente condenada, pois o Senhor nos tem dado o poder para obedecer à Sua </text:span><text:soft-page-break/><text:span text:style-name="T1">Palavra.</text:span></text:p>
        <text:p text:style-name="P3"/>
        <text:p text:style-name="P3"><text:a xlink:type="simple" xlink:href="http://bibliaonline.com.br/acf/2co/10/10" text:style-name="Internet_20_link" text:visited-style-name="Visited_20_Internet_20_Link"><text:span text:style-name="T1">2 Co 10:10</text:span></text:a><text:span text:style-name="T1"> Repare na maneira rude como alguns dos crentes falavam de Paulo, "a presença do corpo é fraca, e a palavra desprezível." E todavia ele os amava muito e tentava ajudá-los e pastoreá-los.</text:span></text:p>
        <text:p text:style-name="P3"/>
        <text:p text:style-name="P3"><text:a xlink:type="simple" xlink:href="http://bibliaonline.com.br/acf/2co/10/17" text:style-name="Internet_20_link" text:visited-style-name="Visited_20_Internet_20_Link"><text:span text:style-name="T1">2 Co 10:17</text:span></text:a><text:span text:style-name="T1"> Se ele tivesse se gloriado em si mesmo, teria sido ofendido pela zombaria deles, mas em lugar disso ele se gloriava no Senhor.</text:span></text:p>
        <text:p text:style-name="P3"/>
        <text:p text:style-name="P3"><text:a xlink:type="simple" xlink:href="http://bibliaonline.com.br/acf/2co/10/18" text:style-name="Internet_20_link" text:visited-style-name="Visited_20_Internet_20_Link"><text:span text:style-name="T1">2 Co 10:18</text:span></text:a><text:span text:style-name="T1"> Sejamos cuidadosos em servirmos e obedecermos em quietude, e deixemos elogie.</text:span></text:p>
        <text:h text:style-name="P2" text:outline-level="2"><text:bookmark-start text:name="__RefHeading___Toc1231_1052241590"/>#339<text:bookmark-end text:name="__RefHeading___Toc1231_1052241590"/></text:h>
        <text:p text:style-name="P3"/>
        <text:p text:style-name="P4">Após a restauração existe um grande perigo de uma nova queda se a raiz do mal não tiver sido julgada.</text:p>
        <text:p text:style-name="P3"/>
        <text:h text:style-name="P1" text:outline-level="2"><text:bookmark-start text:name="__RefHeading___Toc1233_1052241590"/><text:a xlink:type="simple" xlink:href="http://bibliaonline.com.br/acf/2co/11" text:style-name="Internet_20_link" text:visited-style-name="Visited_20_Internet_20_Link"><text:span text:style-name="T1">2 CORÍNTIOS 11</text:span></text:a><text:bookmark-end text:name="__RefHeading___Toc1233_1052241590"/></text:h>
        <text:p text:style-name="P3"/>
        <text:p text:style-name="P3"><text:a xlink:type="simple" xlink:href="http://bibliaonline.com.br/acf/2co/11/1-3" text:style-name="Internet_20_link" text:visited-style-name="Visited_20_Internet_20_Link"><text:span text:style-name="T1">2 Co 11:1-3</text:span></text:a><text:span text:style-name="T1"> Paulo amava e desejava a bênção dos Coríntios! Ele queria que aqueles crentes fossem sinceros e fiéis ao seu Senhor. Mas ele sabia que Satanás havia enganado a Eva, de modo que Satanás iria tentar enganá-los.</text:span></text:p>
        <text:p text:style-name="P3"/>
        <text:p text:style-name="P3"><text:a xlink:type="simple" xlink:href="http://bibliaonline.com.br/acf/2co/11/4" text:style-name="Internet_20_link" text:visited-style-name="Visited_20_Internet_20_Link"><text:span text:style-name="T1">2 Co 11:4</text:span></text:a><text:span text:style-name="T1"> Falsos mestres já haviam se introduzido, e Paulo avisa para tomarem cuidado com eles.</text:span></text:p>
        <text:p text:style-name="P3"/>
        <text:p text:style-name="P3"><text:a xlink:type="simple" xlink:href="http://bibliaonline.com.br/acf/2co/11/13-15" text:style-name="Internet_20_link" text:visited-style-name="Visited_20_Internet_20_Link"><text:span text:style-name="T1">2 Co 11:13-15</text:span></text:a><text:span text:style-name="T1"> Avisos a respeito desses mestres, e o inimigo que eles representavam. "Ministros de Satanás". Trata-se de uma linguagem forte mas é necessária. Há muitos hoje que vêm à nossa casa com más doutrinas. Eles agem como "anjos de luz" e carregam uma Bíblia com eles, e falam muito de Deus, mas negam a divindade do Senhor Jesus Cristo; negam que Ele é Deus Filho.</text:span></text:p>
        <text:p text:style-name="P3"/>
        <text:p text:style-name="P3"><text:a xlink:type="simple" xlink:href="http://bibliaonline.com.br/acf/2co/11/21-29" text:style-name="Internet_20_link" text:visited-style-name="Visited_20_Internet_20_Link"><text:span text:style-name="T1">2 Co 11:21-29</text:span></text:a><text:span text:style-name="T1"> Este relato nos deixa envergonhados, pois sentimos que sofremos pouco, se é que sofremos, pelo Senhor. Se permanecermos pela verdade da Palavra de Deus, </text:span><text:soft-page-break/><text:span text:style-name="T1">seremos criticados, às vezes até por outros crentes.</text:span></text:p>
        <text:p text:style-name="P3"/>
        <text:p text:style-name="P3"><text:a xlink:type="simple" xlink:href="http://bibliaonline.com.br/acf/2co/11/30" text:style-name="Internet_20_link" text:visited-style-name="Visited_20_Internet_20_Link"><text:span text:style-name="T1">2 Co 11:30</text:span></text:a><text:span text:style-name="T1"> E agora vemos que ele não se gloria naquilo que havia sofrido, mas em suas fraquezas: isso magnificava o poder e a graça de Deus.</text:span></text:p>
        <text:p text:style-name="P3"/>
        <text:h text:style-name="P2" text:outline-level="2"><text:bookmark-start text:name="__RefHeading___Toc1235_1052241590"/>#340<text:bookmark-end text:name="__RefHeading___Toc1235_1052241590"/></text:h>
        <text:p text:style-name="P3"/>
        <text:p text:style-name="P4">Toda a recuperação está baseada no arrependimento.</text:p>
        <text:p text:style-name="P3"/>
        <text:h text:style-name="P1" text:outline-level="2"><text:bookmark-start text:name="__RefHeading___Toc1237_1052241590"/><text:a xlink:type="simple" xlink:href="http://bibliaonline.com.br/acf/2co/12" text:style-name="Internet_20_link" text:visited-style-name="Visited_20_Internet_20_Link"><text:span text:style-name="T1">2 CORÍNTIOS 12</text:span></text:a><text:bookmark-end text:name="__RefHeading___Toc1237_1052241590"/></text:h>
        <text:p text:style-name="P3"/>
        <text:p text:style-name="P3"><text:a xlink:type="simple" xlink:href="http://bibliaonline.com.br/acf/2co/12/1-5" text:style-name="Internet_20_link" text:visited-style-name="Visited_20_Internet_20_Link"><text:span text:style-name="T1">2 Co 12:1-5</text:span></text:a><text:span text:style-name="T1"> Paulo evita se gloriar em si mesmo, portanto fala nestes versículos de "um homem em Cristo", todavia está se referindo a si próprio. O terceiro céu é a morada eterna de Deus, onde o crente irá viver para sempre. Está além de tudo o que já foi criado! Paulo não podia descrever, em palavras humanas, a experiência que passou ali.</text:span></text:p>
        <text:p text:style-name="P3"/>
        <text:p text:style-name="P3"><text:a xlink:type="simple" xlink:href="http://bibliaonline.com.br/acf/2co/12/7" text:style-name="Internet_20_link" text:visited-style-name="Visited_20_Internet_20_Link"><text:span text:style-name="T1">2 Co 12:7</text:span></text:a><text:span text:style-name="T1"> Havia o perigo de Paulo se orgulhar dessa experiência, por isso lhe foi dado uma aflição física, chamada aqui de "espinho na carne".</text:span></text:p>
        <text:p text:style-name="P3"/>
        <text:p text:style-name="P3"><text:a xlink:type="simple" xlink:href="http://bibliaonline.com.br/acf/2co/12/8-9" text:style-name="Internet_20_link" text:visited-style-name="Visited_20_Internet_20_Link"><text:span text:style-name="T1">2 Co 12:8-9</text:span></text:a><text:span text:style-name="T1"> Paulo pediu a Senhor por 3 vezes que tirasse sua aflição, mas ele recebeu esta resposta. O Senhor disse que daria a Paulo a graça para suportar. Ele não promete remover todas as provas, mas Ele promete nos dar a habilidade de suportar o que Ele permite que passemos.</text:span></text:p>
        <text:p text:style-name="P3"/>
        <text:p text:style-name="P3"><text:a xlink:type="simple" xlink:href="http://bibliaonline.com.br/acf/2co/12/9" text:style-name="Internet_20_link" text:visited-style-name="Visited_20_Internet_20_Link"><text:span text:style-name="T1">2 Co 12:9</text:span></text:a><text:span text:style-name="T1"> "O poder de Cristo". Esta é a única vez que esta expressão é encontrada na Bíblia. Pode ser um grande encorajamento para cada crente quando ele ou ela passar, com a permissão do Senhor, por uma doença ou dificuldade séria. Então, e só então, isto é prometido ser dado, "para que em mim habite o poder de Cristo". Você está entendendo a mensagem?</text:span></text:p>
        <text:p text:style-name="P3"/>
        <text:p text:style-name="P3"><text:a xlink:type="simple" xlink:href="http://bibliaonline.com.br/acf/2co/12/10" text:style-name="Internet_20_link" text:visited-style-name="Visited_20_Internet_20_Link"><text:span text:style-name="T1">2 Co 12:10</text:span></text:a><text:span text:style-name="T1"> Paulo havia aprendido sua lição... "quando estou fraco, então sou forte". Se confiamos em nossa própria força falhamos, mas se, em nossa fraqueza, nos apoiarmos em nosso Senhor, Ele nos dará a força que precisamos.</text:span></text:p>
        <text:p text:style-name="P3"><text:soft-page-break/></text:p>
        <text:p text:style-name="P3"><text:a xlink:type="simple" xlink:href="http://bibliaonline.com.br/acf/2co/12/15" text:style-name="Internet_20_link" text:visited-style-name="Visited_20_Internet_20_Link"><text:span text:style-name="T1">2 Co 12:15</text:span></text:a><text:span text:style-name="T1"> Desejemos esse espírito de amor perdoador... não o buscar por amor, mas o demonstrar amor a todos.</text:span></text:p>
        <text:p text:style-name="P3"/>
        <text:h text:style-name="P2" text:outline-level="2"><text:bookmark-start text:name="__RefHeading___Toc1239_1052241590"/>#341 <text:bookmark-end text:name="__RefHeading___Toc1239_1052241590"/></text:h>
        <text:p text:style-name="P3"/>
        <text:p text:style-name="P4">Existe entre nós pouco poder para restaurar porque há falta de espiritualidade e daquele amor que se importa com os membros de Cristo.</text:p>
        <text:p text:style-name="P3"/>
        <text:h text:style-name="P1" text:outline-level="2"><text:bookmark-start text:name="__RefHeading___Toc1241_1052241590"/><text:a xlink:type="simple" xlink:href="http://bibliaonline.com.br/acf/2co/13" text:style-name="Internet_20_link" text:visited-style-name="Visited_20_Internet_20_Link"><text:span text:style-name="T1">2 CORÍNTIOS 13</text:span></text:a><text:bookmark-end text:name="__RefHeading___Toc1241_1052241590"/></text:h>
        <text:p text:style-name="P3"/>
        <text:p text:style-name="P3"><text:a xlink:type="simple" xlink:href="http://bibliaonline.com.br/acf/2co/13/1-3" text:style-name="Internet_20_link" text:visited-style-name="Visited_20_Internet_20_Link"><text:span text:style-name="T1">2 Co 13:1-3</text:span></text:a><text:span text:style-name="T1"> Alguns diziam que não criam que ele fosse verdadeiramente um apóstolo.</text:span></text:p>
        <text:p text:style-name="P3"/>
        <text:p text:style-name="P3"><text:a xlink:type="simple" xlink:href="http://bibliaonline.com.br/acf/2co/13/3" text:style-name="Internet_20_link" text:visited-style-name="Visited_20_Internet_20_Link"><text:span text:style-name="T1">2 Co 13:3</text:span></text:a><text:span text:style-name="T1"> Eles pediam a Paulo uma prova.</text:span></text:p>
        <text:p text:style-name="P3"/>
        <text:p text:style-name="P3"><text:a xlink:type="simple" xlink:href="http://bibliaonline.com.br/acf/2co/13/5" text:style-name="Internet_20_link" text:visited-style-name="Visited_20_Internet_20_Link"><text:span text:style-name="T1">2 Co 13:5</text:span></text:a><text:span text:style-name="T1"> Sua resposta. "Examinai-vos a vós mesmos... estais salvos... por intermédio da pregação de quem fostes salvos?" Evidentemente eles teriam que admitir que havia sido por intermédio da pregação de Paulo, por isso ele diz, "Esta é vossa prova de que Cristo tem falado por meu intermédio".</text:span></text:p>
        <text:p text:style-name="P3"/>
        <text:p text:style-name="P3"><text:a xlink:type="simple" xlink:href="http://bibliaonline.com.br/acf/2co/13/11" text:style-name="Internet_20_link" text:visited-style-name="Visited_20_Internet_20_Link"><text:span text:style-name="T1">2 Co 13:11</text:span></text:a><text:span text:style-name="T1"> Paulo não achou fácil escrever estas 2 cartas. Ele amava muito aqueles crentes, e foi doloroso para ele ter que adverti-los e corrigi-los. Agora que tinha terminado, ele fala de modo tão gentil, "Quanto ao mais, irmãos, regozijai-vos". Se pertencemos a nosso Senhor Jesus somos verdadeiramente "irmãos" e podemos saudar alegremente uns aos outros deste modo. "Sede perfeitos" - ele não desejava nada menos para eles do que um seguir ao Senhor de modo sincero e fiel. "Sede consolados" - Ele sabia o que era ser consolado na tribulação, e ele queria que eles soubessem disso também. "Sede de um mesmo parecer, vivei em paz". Desejamos isto?</text:span></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7:42:38.875349416</dc:date>
    <meta:creation-date>2018-06-11T22:51:04.642681485</meta:creation-date>
    <meta:generator>LibreOffice/6.0.7.3$Linux_X86_64 LibreOffice_project/00m0$Build-3</meta:generator>
    <meta:editing-duration>PT1M27S</meta:editing-duration>
    <meta:editing-cycles>1</meta:editing-cycles>
    <meta:document-statistic meta:table-count="0" meta:image-count="0" meta:object-count="0" meta:page-count="11" meta:paragraph-count="107" meta:word-count="2825" meta:character-count="15818" meta:non-whitespace-character-count="13097"/>
  </office:meta>
</office:document-meta>
</file>